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QueueFactory.createCacheEventQueue( ICacheListener listener , long listenerId , String cacheName , int maxFailure , int waitBeforeRetry , String threadPoolName , int pool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eEventQueueFactory.createCacheEventQueue( ICacheListener listener , long listenerId , String cacheName , String threadPoolName , int poo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